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z(A)</text:p>
          </table:table-cell>
          <table:table-cell table:style-name="ce1" office:value-type="string" calcext:value-type="string">
            <text:p>dG (kcal/mol)</text:p>
          </table:table-cell>
          <table:table-cell table:style-name="ce1"/>
          <table:table-cell table:style-name="ce1" office:value-type="string" calcext:value-type="string">
            <text:p>z(A)</text:p>
          </table:table-cell>
          <table:table-cell table:style-name="ce1" office:value-type="string" calcext:value-type="string">
            <text:p>Diffusion (cm2/s)</text:p>
          </table:table-cell>
          <table:table-cell table:style-name="ce1"/>
          <table:table-cell table:style-name="ce1" office:value-type="string" calcext:value-type="string">
            <text:p>Resistance</text:p>
          </table:table-cell>
          <table:table-cell table:style-name="ce1"/>
          <table:table-cell table:style-name="ce1" office:value-type="string" calcext:value-type="string">
            <text:p>z(cm)</text:p>
          </table:table-cell>
          <table:table-cell table:style-name="ce1" office:value-type="string" calcext:value-type="string">
            <text:p>Integral using trapezoidal rule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.041239" calcext:value-type="float">
            <text:p>0.0412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340771498159" calcext:value-type="float">
            <text:p>3.41E-005</text:p>
          </table:table-cell>
          <table:table-cell/>
          <table:table-cell table:formula="of:=EXP([.C2]/(303*0.0019858775))/[.F2]" office:value-type="float" office:value="31426.871627702" calcext:value-type="float">
            <text:p>31426.871627702</text:p>
          </table:table-cell>
          <table:table-cell/>
          <table:table-cell table:formula="of:=([.E2]-32)*-1*(0.00000001)" office:value-type="float" office:value="-0" calcext:value-type="float">
            <text:p>0</text:p>
          </table:table-cell>
          <table:table-cell table:formula="of:=0.00000001*([.H2]+0)/2" office:value-type="float" office:value="0.00015713435813851" calcext:value-type="float">
            <text:p>0.0001571344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17784" calcext:value-type="float">
            <text:p>0.01778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00278296790575" calcext:value-type="float">
            <text:p>2.78E-005</text:p>
          </table:table-cell>
          <table:table-cell/>
          <table:table-cell table:formula="of:=EXP([.C3]/(303*0.0019858775))/[.F3]" office:value-type="float" office:value="37010.7150732046" calcext:value-type="float">
            <text:p>37010.7150732046</text:p>
          </table:table-cell>
          <table:table-cell/>
          <table:table-cell table:formula="of:=([.E3]-32)*-1*(0.00000001)" office:value-type="float" office:value="0.00000001" calcext:value-type="float">
            <text:p>0.00000001</text:p>
          </table:table-cell>
          <table:table-cell table:formula="of:=0.00000001*([.H3]+[.H2])/2" office:value-type="float" office:value="0.000342187933504533" calcext:value-type="float">
            <text:p>0.000342187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25403" calcext:value-type="float">
            <text:p>0.0254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0257039469315" calcext:value-type="float">
            <text:p>2.57E-005</text:p>
          </table:table-cell>
          <table:table-cell/>
          <table:table-cell table:formula="of:=EXP([.C4]/(303*0.0019858775))/[.F4]" office:value-type="float" office:value="40582.1360183491" calcext:value-type="float">
            <text:p>40582.1360183491</text:p>
          </table:table-cell>
          <table:table-cell/>
          <table:table-cell table:formula="of:=([.E4]-32)*-1*(0.00000001)" office:value-type="float" office:value="0.00000002" calcext:value-type="float">
            <text:p>0.00000002</text:p>
          </table:table-cell>
          <table:table-cell table:formula="of:=0.00000001*([.H4]+[.H3])/2" office:value-type="float" office:value="0.000387964255457768" calcext:value-type="float">
            <text:p>0.000387964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243" calcext:value-type="float">
            <text:p>0.02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00232417833905" calcext:value-type="float">
            <text:p>2.32E-005</text:p>
          </table:table-cell>
          <table:table-cell/>
          <table:table-cell table:formula="of:=EXP([.C5]/(303*0.0019858775))/[.F5]" office:value-type="float" office:value="44799.0881137218" calcext:value-type="float">
            <text:p>44799.0881137218</text:p>
          </table:table-cell>
          <table:table-cell/>
          <table:table-cell table:formula="of:=([.E5]-32)*-1*(0.00000001)" office:value-type="float" office:value="0.00000003" calcext:value-type="float">
            <text:p>0.00000003</text:p>
          </table:table-cell>
          <table:table-cell table:formula="of:=0.00000001*([.H5]+[.H4])/2" office:value-type="float" office:value="0.000426906120660354" calcext:value-type="float">
            <text:p>0.000426906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25452" calcext:value-type="float">
            <text:p>0.02545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0223015873501" calcext:value-type="float">
            <text:p>2.23E-005</text:p>
          </table:table-cell>
          <table:table-cell/>
          <table:table-cell table:formula="of:=EXP([.C6]/(303*0.0019858775))/[.F6]" office:value-type="float" office:value="46777.2092745063" calcext:value-type="float">
            <text:p>46777.2092745063</text:p>
          </table:table-cell>
          <table:table-cell/>
          <table:table-cell table:formula="of:=([.E6]-32)*-1*(0.00000001)" office:value-type="float" office:value="0.00000004" calcext:value-type="float">
            <text:p>0.00000004</text:p>
          </table:table-cell>
          <table:table-cell table:formula="of:=0.00000001*([.H6]+[.H5])/2" office:value-type="float" office:value="0.00045788148694114" calcext:value-type="float">
            <text:p>0.000457881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21499" calcext:value-type="float">
            <text:p>0.0214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00186558065786" calcext:value-type="float">
            <text:p>1.87E-005</text:p>
          </table:table-cell>
          <table:table-cell/>
          <table:table-cell table:formula="of:=EXP([.C7]/(303*0.0019858775))/[.F7]" office:value-type="float" office:value="55552.4170888045" calcext:value-type="float">
            <text:p>55552.4170888045</text:p>
          </table:table-cell>
          <table:table-cell/>
          <table:table-cell table:formula="of:=([.E7]-32)*-1*(0.00000001)" office:value-type="float" office:value="0.00000005" calcext:value-type="float">
            <text:p>0.00000005</text:p>
          </table:table-cell>
          <table:table-cell table:formula="of:=0.00000001*([.H7]+[.H6])/2" office:value-type="float" office:value="0.000511648131816554" calcext:value-type="float">
            <text:p>0.000511648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55915" calcext:value-type="float">
            <text:p>0.0559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0141278427455" calcext:value-type="float">
            <text:p>1.41E-005</text:p>
          </table:table-cell>
          <table:table-cell/>
          <table:table-cell table:formula="of:=EXP([.C8]/(303*0.0019858775))/[.F8]" office:value-type="float" office:value="77674.9576808145" calcext:value-type="float">
            <text:p>77674.9576808145</text:p>
          </table:table-cell>
          <table:table-cell/>
          <table:table-cell table:formula="of:=([.E8]-32)*-1*(0.00000001)" office:value-type="float" office:value="0.00000006" calcext:value-type="float">
            <text:p>0.00000006</text:p>
          </table:table-cell>
          <table:table-cell table:formula="of:=0.00000001*([.H8]+[.H7])/2" office:value-type="float" office:value="0.000666136873848095" calcext:value-type="float">
            <text:p>0.0006661369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89209" calcext:value-type="float">
            <text:p>0.0892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0118814879309" calcext:value-type="float">
            <text:p>1.19E-005</text:p>
          </table:table-cell>
          <table:table-cell/>
          <table:table-cell table:formula="of:=EXP([.C9]/(303*0.0019858775))/[.F9]" office:value-type="float" office:value="97614.9026621617" calcext:value-type="float">
            <text:p>97614.9026621617</text:p>
          </table:table-cell>
          <table:table-cell/>
          <table:table-cell table:formula="of:=([.E9]-32)*-1*(0.00000001)" office:value-type="float" office:value="0.00000007" calcext:value-type="float">
            <text:p>0.00000007</text:p>
          </table:table-cell>
          <table:table-cell table:formula="of:=0.00000001*([.H9]+[.H8])/2" office:value-type="float" office:value="0.000876449301714881" calcext:value-type="float">
            <text:p>0.000876449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140694" calcext:value-type="float">
            <text:p>0.1406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00094981049944" calcext:value-type="float">
            <text:p>9.50E-006</text:p>
          </table:table-cell>
          <table:table-cell/>
          <table:table-cell table:formula="of:=EXP([.C10]/(303*0.0019858775))/[.F10]" office:value-type="float" office:value="133017.719468298" calcext:value-type="float">
            <text:p>133017.719468298</text:p>
          </table:table-cell>
          <table:table-cell/>
          <table:table-cell table:formula="of:=([.E10]-32)*-1*(0.00000001)" office:value-type="float" office:value="0.00000008" calcext:value-type="float">
            <text:p>0.00000008</text:p>
          </table:table-cell>
          <table:table-cell table:formula="of:=0.00000001*([.H10]+[.H9])/2" office:value-type="float" office:value="0.0011531631106523" calcext:value-type="float">
            <text:p>0.001153163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24767" calcext:value-type="float">
            <text:p>0.2247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000608570169415" calcext:value-type="float">
            <text:p>6.09E-006</text:p>
          </table:table-cell>
          <table:table-cell/>
          <table:table-cell table:formula="of:=EXP([.C11]/(303*0.0019858775))/[.F11]" office:value-type="float" office:value="238734.855650883" calcext:value-type="float">
            <text:p>238734.855650883</text:p>
          </table:table-cell>
          <table:table-cell/>
          <table:table-cell table:formula="of:=([.E11]-32)*-1*(0.00000001)" office:value-type="float" office:value="0.00000009" calcext:value-type="float">
            <text:p>0.00000009</text:p>
          </table:table-cell>
          <table:table-cell table:formula="of:=0.00000001*([.H11]+[.H10])/2" office:value-type="float" office:value="0.00185876287559591" calcext:value-type="float">
            <text:p>0.0018587629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34072" calcext:value-type="float">
            <text:p>0.3340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00642458055615" calcext:value-type="float">
            <text:p>6.42E-006</text:p>
          </table:table-cell>
          <table:table-cell/>
          <table:table-cell table:formula="of:=EXP([.C12]/(303*0.0019858775))/[.F12]" office:value-type="float" office:value="271189.605225254" calcext:value-type="float">
            <text:p>271189.605225254</text:p>
          </table:table-cell>
          <table:table-cell/>
          <table:table-cell table:formula="of:=([.E12]-32)*-1*(0.00000001)" office:value-type="float" office:value="0.0000001" calcext:value-type="float">
            <text:p>0.0000001</text:p>
          </table:table-cell>
          <table:table-cell table:formula="of:=0.00000001*([.H12]+[.H11])/2" office:value-type="float" office:value="0.00254962230438068" calcext:value-type="float">
            <text:p>0.002549622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88653" calcext:value-type="float">
            <text:p>0.4886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00334289618884" calcext:value-type="float">
            <text:p>3.34E-006</text:p>
          </table:table-cell>
          <table:table-cell/>
          <table:table-cell table:formula="of:=EXP([.C13]/(303*0.0019858775))/[.F13]" office:value-type="float" office:value="673851.795741042" calcext:value-type="float">
            <text:p>673851.795741042</text:p>
          </table:table-cell>
          <table:table-cell/>
          <table:table-cell table:formula="of:=([.E13]-32)*-1*(0.00000001)" office:value-type="float" office:value="0.00000011" calcext:value-type="float">
            <text:p>0.00000011</text:p>
          </table:table-cell>
          <table:table-cell table:formula="of:=0.00000001*([.H13]+[.H12])/2" office:value-type="float" office:value="0.00472520700483148" calcext:value-type="float">
            <text:p>0.00472520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605419" calcext:value-type="float">
            <text:p>0.6054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0270580636022" calcext:value-type="float">
            <text:p>2.71E-006</text:p>
          </table:table-cell>
          <table:table-cell/>
          <table:table-cell table:formula="of:=EXP([.C14]/(303*0.0019858775))/[.F14]" office:value-type="float" office:value="1010803.87902435" calcext:value-type="float">
            <text:p>1010803.87902435</text:p>
          </table:table-cell>
          <table:table-cell/>
          <table:table-cell table:formula="of:=([.E14]-32)*-1*(0.00000001)" office:value-type="float" office:value="0.00000012" calcext:value-type="float">
            <text:p>0.00000012</text:p>
          </table:table-cell>
          <table:table-cell table:formula="of:=0.00000001*([.H14]+[.H13])/2" office:value-type="float" office:value="0.00842327837382696" calcext:value-type="float">
            <text:p>0.0084232784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585013" calcext:value-type="float">
            <text:p>0.5850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0023652695606" calcext:value-type="float">
            <text:p>2.37E-006</text:p>
          </table:table-cell>
          <table:table-cell/>
          <table:table-cell table:formula="of:=EXP([.C15]/(303*0.0019858775))/[.F15]" office:value-type="float" office:value="1117776.19764558" calcext:value-type="float">
            <text:p>1117776.19764558</text:p>
          </table:table-cell>
          <table:table-cell/>
          <table:table-cell table:formula="of:=([.E15]-32)*-1*(0.00000001)" office:value-type="float" office:value="0.00000013" calcext:value-type="float">
            <text:p>0.00000013</text:p>
          </table:table-cell>
          <table:table-cell table:formula="of:=0.00000001*([.H15]+[.H14])/2" office:value-type="float" office:value="0.0106429003833497" calcext:value-type="float">
            <text:p>0.0106429004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98852" calcext:value-type="float">
            <text:p>0.3988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00226026952308" calcext:value-type="float">
            <text:p>2.26E-006</text:p>
          </table:table-cell>
          <table:table-cell/>
          <table:table-cell table:formula="of:=EXP([.C16]/(303*0.0019858775))/[.F16]" office:value-type="float" office:value="858445.672923453" calcext:value-type="float">
            <text:p>858445.672923453</text:p>
          </table:table-cell>
          <table:table-cell/>
          <table:table-cell table:formula="of:=([.E16]-32)*-1*(0.00000001)" office:value-type="float" office:value="0.00000014" calcext:value-type="float">
            <text:p>0.00000014</text:p>
          </table:table-cell>
          <table:table-cell table:formula="of:=0.00000001*([.H16]+[.H15])/2" office:value-type="float" office:value="0.00988110935284517" calcext:value-type="float">
            <text:p>0.0098811094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00931" calcext:value-type="float">
            <text:p>0.3009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00148864665809" calcext:value-type="float">
            <text:p>1.49E-006</text:p>
          </table:table-cell>
          <table:table-cell/>
          <table:table-cell table:formula="of:=EXP([.C17]/(303*0.0019858775))/[.F17]" office:value-type="float" office:value="1107660.17225077" calcext:value-type="float">
            <text:p>1107660.17225077</text:p>
          </table:table-cell>
          <table:table-cell/>
          <table:table-cell table:formula="of:=([.E17]-32)*-1*(0.00000001)" office:value-type="float" office:value="0.00000015" calcext:value-type="float">
            <text:p>0.00000015</text:p>
          </table:table-cell>
          <table:table-cell table:formula="of:=0.00000001*([.H17]+[.H16])/2" office:value-type="float" office:value="0.00983052922587113" calcext:value-type="float">
            <text:p>0.009830529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71163" calcext:value-type="float">
            <text:p>0.2711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0185512333328" calcext:value-type="float">
            <text:p>1.86E-006</text:p>
          </table:table-cell>
          <table:table-cell/>
          <table:table-cell table:formula="of:=EXP([.C18]/(303*0.0019858775))/[.F18]" office:value-type="float" office:value="845941.253890722" calcext:value-type="float">
            <text:p>845941.253890722</text:p>
          </table:table-cell>
          <table:table-cell/>
          <table:table-cell table:formula="of:=([.E18]-32)*-1*(0.00000001)" office:value-type="float" office:value="0.00000016" calcext:value-type="float">
            <text:p>0.00000016</text:p>
          </table:table-cell>
          <table:table-cell table:formula="of:=0.00000001*([.H18]+[.H17])/2" office:value-type="float" office:value="0.00976800713070747" calcext:value-type="float">
            <text:p>0.009768007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12592" calcext:value-type="float">
            <text:p>0.2125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00197162457296" calcext:value-type="float">
            <text:p>1.97E-006</text:p>
          </table:table-cell>
          <table:table-cell/>
          <table:table-cell table:formula="of:=EXP([.C19]/(303*0.0019858775))/[.F19]" office:value-type="float" office:value="722129.212560932" calcext:value-type="float">
            <text:p>722129.212560932</text:p>
          </table:table-cell>
          <table:table-cell/>
          <table:table-cell table:formula="of:=([.E19]-32)*-1*(0.00000001)" office:value-type="float" office:value="0.00000017" calcext:value-type="float">
            <text:p>0.00000017</text:p>
          </table:table-cell>
          <table:table-cell table:formula="of:=0.00000001*([.H19]+[.H18])/2" office:value-type="float" office:value="0.00784035233225827" calcext:value-type="float">
            <text:p>0.007840352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20088" calcext:value-type="float">
            <text:p>0.120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00181022488285" calcext:value-type="float">
            <text:p>1.81E-006</text:p>
          </table:table-cell>
          <table:table-cell/>
          <table:table-cell table:formula="of:=EXP([.C20]/(303*0.0019858775))/[.F20]" office:value-type="float" office:value="674437.126952866" calcext:value-type="float">
            <text:p>674437.126952866</text:p>
          </table:table-cell>
          <table:table-cell/>
          <table:table-cell table:formula="of:=([.E20]-32)*-1*(0.00000001)" office:value-type="float" office:value="0.00000018" calcext:value-type="float">
            <text:p>0.00000018</text:p>
          </table:table-cell>
          <table:table-cell table:formula="of:=0.00000001*([.H20]+[.H19])/2" office:value-type="float" office:value="0.00698283169756899" calcext:value-type="float">
            <text:p>0.006982831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5515" calcext:value-type="float">
            <text:p>0.155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00180489045956" calcext:value-type="float">
            <text:p>1.80E-006</text:p>
          </table:table-cell>
          <table:table-cell/>
          <table:table-cell table:formula="of:=EXP([.C21]/(303*0.0019858775))/[.F21]" office:value-type="float" office:value="717016.733196866" calcext:value-type="float">
            <text:p>717016.733196866</text:p>
          </table:table-cell>
          <table:table-cell/>
          <table:table-cell table:formula="of:=([.E21]-32)*-1*(0.00000001)" office:value-type="float" office:value="0.00000019" calcext:value-type="float">
            <text:p>0.00000019</text:p>
          </table:table-cell>
          <table:table-cell table:formula="of:=0.00000001*([.H21]+[.H20])/2" office:value-type="float" office:value="0.00695726930074866" calcext:value-type="float">
            <text:p>0.006957269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2469" calcext:value-type="float">
            <text:p>0.224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00165544738072" calcext:value-type="float">
            <text:p>1.66E-006</text:p>
          </table:table-cell>
          <table:table-cell/>
          <table:table-cell table:formula="of:=EXP([.C22]/(303*0.0019858775))/[.F22]" office:value-type="float" office:value="877516.99389763" calcext:value-type="float">
            <text:p>877516.99389763</text:p>
          </table:table-cell>
          <table:table-cell/>
          <table:table-cell table:formula="of:=([.E22]-32)*-1*(0.00000001)" office:value-type="float" office:value="0.0000002" calcext:value-type="float">
            <text:p>0.0000002</text:p>
          </table:table-cell>
          <table:table-cell table:formula="of:=0.00000001*([.H22]+[.H21])/2" office:value-type="float" office:value="0.00797266863547248" calcext:value-type="float">
            <text:p>0.0079726686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44967" calcext:value-type="float">
            <text:p>0.2449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0019194486043" calcext:value-type="float">
            <text:p>1.92E-006</text:p>
          </table:table-cell>
          <table:table-cell/>
          <table:table-cell table:formula="of:=EXP([.C23]/(303*0.0019858775))/[.F23]" office:value-type="float" office:value="782761.462014342" calcext:value-type="float">
            <text:p>782761.462014342</text:p>
          </table:table-cell>
          <table:table-cell/>
          <table:table-cell table:formula="of:=([.E23]-32)*-1*(0.00000001)" office:value-type="float" office:value="0.00000021" calcext:value-type="float">
            <text:p>0.00000021</text:p>
          </table:table-cell>
          <table:table-cell table:formula="of:=0.00000001*([.H23]+[.H22])/2" office:value-type="float" office:value="0.00830139227955986" calcext:value-type="float">
            <text:p>0.008301392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48527" calcext:value-type="float">
            <text:p>0.3485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218783428098" calcext:value-type="float">
            <text:p>2.19E-006</text:p>
          </table:table-cell>
          <table:table-cell/>
          <table:table-cell table:formula="of:=EXP([.C24]/(303*0.0019858775))/[.F24]" office:value-type="float" office:value="815711.057788885" calcext:value-type="float">
            <text:p>815711.057788885</text:p>
          </table:table-cell>
          <table:table-cell/>
          <table:table-cell table:formula="of:=([.E24]-32)*-1*(0.00000001)" office:value-type="float" office:value="0.00000022" calcext:value-type="float">
            <text:p>0.00000022</text:p>
          </table:table-cell>
          <table:table-cell table:formula="of:=0.00000001*([.H24]+[.H23])/2" office:value-type="float" office:value="0.00799236259901614" calcext:value-type="float">
            <text:p>0.007992362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94208" calcext:value-type="float">
            <text:p>0.5942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00222116075714" calcext:value-type="float">
            <text:p>2.22E-006</text:p>
          </table:table-cell>
          <table:table-cell/>
          <table:table-cell table:formula="of:=EXP([.C25]/(303*0.0019858775))/[.F25]" office:value-type="float" office:value="1208626.28974886" calcext:value-type="float">
            <text:p>1208626.28974886</text:p>
          </table:table-cell>
          <table:table-cell/>
          <table:table-cell table:formula="of:=([.E25]-32)*-1*(0.00000001)" office:value-type="float" office:value="0.00000023" calcext:value-type="float">
            <text:p>0.00000023</text:p>
          </table:table-cell>
          <table:table-cell table:formula="of:=0.00000001*([.H25]+[.H24])/2" office:value-type="float" office:value="0.0101216867376887" calcext:value-type="float">
            <text:p>0.010121686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80716" calcext:value-type="float">
            <text:p>0.8807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260035834559" calcext:value-type="float">
            <text:p>2.60E-006</text:p>
          </table:table-cell>
          <table:table-cell/>
          <table:table-cell table:formula="of:=EXP([.C26]/(303*0.0019858775))/[.F26]" office:value-type="float" office:value="1661985.13994785" calcext:value-type="float">
            <text:p>1661985.13994785</text:p>
          </table:table-cell>
          <table:table-cell/>
          <table:table-cell table:formula="of:=([.E26]-32)*-1*(0.00000001)" office:value-type="float" office:value="0.00000024" calcext:value-type="float">
            <text:p>0.00000024</text:p>
          </table:table-cell>
          <table:table-cell table:formula="of:=0.00000001*([.H26]+[.H25])/2" office:value-type="float" office:value="0.0143530571484835" calcext:value-type="float">
            <text:p>0.014353057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34067" calcext:value-type="float">
            <text:p>1.3340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00212015121532" calcext:value-type="float">
            <text:p>2.12E-006</text:p>
          </table:table-cell>
          <table:table-cell/>
          <table:table-cell table:formula="of:=EXP([.C27]/(303*0.0019858775))/[.F27]" office:value-type="float" office:value="4330134.82142225" calcext:value-type="float">
            <text:p>4330134.82142225</text:p>
          </table:table-cell>
          <table:table-cell/>
          <table:table-cell table:formula="of:=([.E27]-32)*-1*(0.00000001)" office:value-type="float" office:value="0.00000025" calcext:value-type="float">
            <text:p>0.00000025</text:p>
          </table:table-cell>
          <table:table-cell table:formula="of:=0.00000001*([.H27]+[.H26])/2" office:value-type="float" office:value="0.0299605998068505" calcext:value-type="float">
            <text:p>0.029960599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787728" calcext:value-type="float">
            <text:p>1.7877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00261547787009" calcext:value-type="float">
            <text:p>2.62E-006</text:p>
          </table:table-cell>
          <table:table-cell/>
          <table:table-cell table:formula="of:=EXP([.C28]/(303*0.0019858775))/[.F28]" office:value-type="float" office:value="7460172.48077526" calcext:value-type="float">
            <text:p>7460172.48077526</text:p>
          </table:table-cell>
          <table:table-cell/>
          <table:table-cell table:formula="of:=([.E28]-32)*-1*(0.00000001)" office:value-type="float" office:value="0.00000026" calcext:value-type="float">
            <text:p>0.00000026</text:p>
          </table:table-cell>
          <table:table-cell table:formula="of:=0.00000001*([.H28]+[.H27])/2" office:value-type="float" office:value="0.0589515365109876" calcext:value-type="float">
            <text:p>0.058951536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324555" calcext:value-type="float">
            <text:p>2.3245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00217244102712" calcext:value-type="float">
            <text:p>2.17E-006</text:p>
          </table:table-cell>
          <table:table-cell/>
          <table:table-cell table:formula="of:=EXP([.C29]/(303*0.0019858775))/[.F29]" office:value-type="float" office:value="21918406.7445933" calcext:value-type="float">
            <text:p>21918406.7445933</text:p>
          </table:table-cell>
          <table:table-cell/>
          <table:table-cell table:formula="of:=([.E29]-32)*-1*(0.00000001)" office:value-type="float" office:value="0.00000027" calcext:value-type="float">
            <text:p>0.00000027</text:p>
          </table:table-cell>
          <table:table-cell table:formula="of:=0.00000001*([.H29]+[.H28])/2" office:value-type="float" office:value="0.146892896126843" calcext:value-type="float">
            <text:p>0.146892896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863841" calcext:value-type="float">
            <text:p>2.8638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00265592475246" calcext:value-type="float">
            <text:p>2.66E-006</text:p>
          </table:table-cell>
          <table:table-cell/>
          <table:table-cell table:formula="of:=EXP([.C30]/(303*0.0019858775))/[.F30]" office:value-type="float" office:value="43931199.7881817" calcext:value-type="float">
            <text:p>43931199.7881817</text:p>
          </table:table-cell>
          <table:table-cell/>
          <table:table-cell table:formula="of:=([.E30]-32)*-1*(0.00000001)" office:value-type="float" office:value="0.00000028" calcext:value-type="float">
            <text:p>0.00000028</text:p>
          </table:table-cell>
          <table:table-cell table:formula="of:=0.00000001*([.H30]+[.H29])/2" office:value-type="float" office:value="0.329248032663875" calcext:value-type="float">
            <text:p>0.329248032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163272" calcext:value-type="float">
            <text:p>3.1632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0262291575734" calcext:value-type="float">
            <text:p>2.62E-006</text:p>
          </table:table-cell>
          <table:table-cell/>
          <table:table-cell table:formula="of:=EXP([.C31]/(303*0.0019858775))/[.F31]" office:value-type="float" office:value="73167804.6488113" calcext:value-type="float">
            <text:p>73167804.6488113</text:p>
          </table:table-cell>
          <table:table-cell/>
          <table:table-cell table:formula="of:=([.E31]-32)*-1*(0.00000001)" office:value-type="float" office:value="0.00000029" calcext:value-type="float">
            <text:p>0.00000029</text:p>
          </table:table-cell>
          <table:table-cell table:formula="of:=0.00000001*([.H31]+[.H30])/2" office:value-type="float" office:value="0.585495022184965" calcext:value-type="float">
            <text:p>0.585495022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258785" calcext:value-type="float">
            <text:p>3.2587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00363878468615" calcext:value-type="float">
            <text:p>3.64E-006</text:p>
          </table:table-cell>
          <table:table-cell/>
          <table:table-cell table:formula="of:=EXP([.C32]/(303*0.0019858775))/[.F32]" office:value-type="float" office:value="61813723.1390629" calcext:value-type="float">
            <text:p>61813723.1390629</text:p>
          </table:table-cell>
          <table:table-cell/>
          <table:table-cell table:formula="of:=([.E32]-32)*-1*(0.00000001)" office:value-type="float" office:value="0.0000003" calcext:value-type="float">
            <text:p>0.0000003</text:p>
          </table:table-cell>
          <table:table-cell table:formula="of:=0.00000001*([.H32]+[.H31])/2" office:value-type="float" office:value="0.674907638939371" calcext:value-type="float">
            <text:p>0.674907638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274586" calcext:value-type="float">
            <text:p>3.2745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397503142004" calcext:value-type="float">
            <text:p>3.98E-006</text:p>
          </table:table-cell>
          <table:table-cell/>
          <table:table-cell table:formula="of:=EXP([.C33]/(303*0.0019858775))/[.F33]" office:value-type="float" office:value="58090502.1711338" calcext:value-type="float">
            <text:p>58090502.1711338</text:p>
          </table:table-cell>
          <table:table-cell/>
          <table:table-cell table:formula="of:=([.E33]-32)*-1*(0.00000001)" office:value-type="float" office:value="0.00000031" calcext:value-type="float">
            <text:p>0.00000031</text:p>
          </table:table-cell>
          <table:table-cell table:formula="of:=0.00000001*([.H33]+[.H32])/2" office:value-type="float" office:value="0.599521126550984" calcext:value-type="float">
            <text:p>0.5995211266</text:p>
          </table:table-cell>
          <table:table-cell/>
        </table:table-row>
        <table:table-row table:style-name="ro1">
          <table:table-cell office:value-type="string" calcext:value-type="string">
            <text:p>membrane</text:p>
          </table:table-cell>
          <table:table-cell office:value-type="float" office:value="0" calcext:value-type="float">
            <text:p>0</text:p>
          </table:table-cell>
          <table:table-cell office:value-type="float" office:value="3.267313" calcext:value-type="float">
            <text:p>3.2673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08259076453" calcext:value-type="float">
            <text:p>4.08E-006</text:p>
          </table:table-cell>
          <table:table-cell/>
          <table:table-cell table:formula="of:=EXP([.C34]/(303*0.0019858775))/[.F34]" office:value-type="float" office:value="55880531.8171738" calcext:value-type="float">
            <text:p>55880531.8171738</text:p>
          </table:table-cell>
          <table:table-cell/>
          <table:table-cell table:formula="of:=([.E34]-32)*-1*(0.00000001)" office:value-type="float" office:value="0.00000032" calcext:value-type="float">
            <text:p>0.00000032</text:p>
          </table:table-cell>
          <table:table-cell table:formula="of:=0.00000001*([.H34]+[.H33])/2" office:value-type="float" office:value="0.569855169941538" calcext:value-type="float">
            <text:p>0.5698551699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1" office:value-type="string" calcext:value-type="string">
            <text:p>R(eff)</text:p>
          </table:table-cell>
          <table:table-cell table:formula="of:=SUM([.K2:.K34])" office:value-type="float" office:value="3.12801253168035" calcext:value-type="float">
            <text:p>3.128012531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1" office:value-type="string" calcext:value-type="string">
            <text:p>P(eff)</text:p>
          </table:table-cell>
          <table:table-cell table:formula="of:=1/[.K36]" office:value-type="float" office:value="0.319691813850504" calcext:value-type="float">
            <text:p>0.3196918139</text:p>
          </table:table-cell>
          <table:table-cell office:value-type="string" calcext:value-type="string">
            <text:p>cm/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ckson </meta:initial-creator>
    <meta:creation-date>2016-03-07T18:37:56.519002211</meta:creation-date>
    <dc:date>2016-03-07T18:53:22.337572193</dc:date>
    <dc:creator>Dickson </dc:creator>
    <meta:editing-duration>PT15S</meta:editing-duration>
    <meta:editing-cycles>2</meta:editing-cycles>
    <meta:generator>LibreOffice/4.2.8.2$Linux_X86_64 LibreOffice_project/420$Build-2</meta:generator>
    <meta:document-statistic meta:table-count="1" meta:cell-count="245" meta:object-count="0"/>
  </office:meta>
</office:document-meta>
</file>